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1">
          <table:table-cell table:number-columns-repeated="1024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table:number-columns-repeated="3"/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table:number-columns-repeated="510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6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table:number-columns-repeated="3"/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 table:number-rows-repeated="75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2:03:13.4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8T13:11:54.031000000</dc:date>
    <meta:editing-duration>PT12H57M28S</meta:editing-duration>
    <meta:editing-cycles>55</meta:editing-cycles>
    <meta:generator>Trio_Office/6.2.8.2$Windows_x86 LibreOffice_project/</meta:generator>
    <meta:document-statistic meta:table-count="1" meta:cell-count="215" meta:object-count="0"/>
  </office:meta>
</office:document-meta>
</file>